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8.svm" manifest:media-type=""/>
  <manifest:file-entry manifest:full-path="Pictures/10000000000009FF0000014362EEBE4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Segoe UI Light" svg:font-family="'Segoe U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and_20_Content-notes">
      <style:graphic-properties draw:fill-color="#ffffff" fo:min-height="13.364cm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Обычный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7.888cm" style:use-optimal-column-width="false"/>
    </style:style>
    <style:style style:name="co2" style:family="table-column">
      <style:table-column-properties style:column-width="3.011cm" style:use-optimal-column-width="false"/>
    </style:style>
    <style:style style:name="co3" style:family="table-column">
      <style:table-column-properties style:column-width="3cm" style:use-optimal-column-width="false"/>
    </style:style>
    <style:style style:name="co4" style:family="table-column">
      <style:table-column-properties style:column-width="3.6cm" style:use-optimal-column-width="false"/>
    </style:style>
    <style:style style:name="co5" style:family="table-column">
      <style:table-column-properties style:column-width="4.9cm" style:use-optimal-column-width="false"/>
    </style:style>
    <style:style style:name="co6" style:family="table-column">
      <style:table-column-properties style:column-width="10.699cm" style:use-optimal-column-width="false"/>
    </style:style>
    <style:style style:name="co7" style:family="table-column">
      <style:table-column-properties style:column-width="4.8cm" style:use-optimal-column-width="false"/>
    </style:style>
    <style:style style:name="co8" style:family="table-column">
      <style:table-column-properties style:column-width="4.4cm" style:use-optimal-column-width="false"/>
    </style:style>
    <style:style style:name="co9" style:family="table-column">
      <style:table-column-properties style:column-width="5.5cm" style:use-optimal-column-width="false"/>
    </style:style>
    <style:style style:name="co10" style:family="table-column">
      <style:table-column-properties style:column-width="3.2cm" style:use-optimal-column-width="false"/>
    </style:style>
    <style:style style:name="co11" style:family="table-column">
      <style:table-column-properties style:column-width="2.8cm" style:use-optimal-column-width="false"/>
    </style:style>
    <style:style style:name="co12" style:family="table-column">
      <style:table-column-properties style:column-width="5.699cm" style:use-optimal-column-width="false"/>
    </style:style>
    <style:style style:name="co13" style:family="table-column">
      <style:table-column-properties style:column-width="4.46cm" style:use-optimal-column-width="false"/>
    </style:style>
    <style:style style:name="co14" style:family="table-column">
      <style:table-column-properties style:column-width="5.08cm" style:use-optimal-column-width="false"/>
    </style:style>
    <style:style style:name="ro1" style:family="table-row">
      <style:table-row-properties style:row-height="2.083cm"/>
    </style:style>
    <style:style style:name="ro2" style:family="table-row">
      <style:table-row-properties style:row-height="2.199cm"/>
    </style:style>
    <style:style style:name="ro3" style:family="table-row">
      <style:table-row-properties style:row-height="2.647cm"/>
    </style:style>
    <style:style style:name="ro4" style:family="table-row">
      <style:table-row-properties style:row-height="1.871cm"/>
    </style:style>
    <style:style style:name="ro5" style:family="table-row">
      <style:table-row-properties style:row-height="1.423cm"/>
    </style:style>
    <style:style style:name="ro6" style:family="table-row">
      <style:table-row-properties style:row-height="1.424cm"/>
    </style:style>
    <style:style style:name="ro7" style:family="table-row">
      <style:table-row-properties style:row-height="1.787cm"/>
    </style:style>
    <style:style style:name="ro8" style:family="table-row">
      <style:table-row-properties style:row-height="1.191cm"/>
    </style:style>
    <style:style style:name="ro9" style:family="table-row">
      <style:table-row-properties style:row-height="2.332cm"/>
    </style:style>
    <style:style style:name="ro10" style:family="table-row">
      <style:table-row-properties style:row-height="1.56cm"/>
    </style:style>
    <style:style style:name="ro11" style:family="table-row">
      <style:table-row-properties style:row-height="1.641cm"/>
    </style:style>
    <style:style style:name="ro12" style:family="table-row">
      <style:table-row-properties style:row-height="1.594cm"/>
    </style:style>
    <style:style style:name="ro13" style:family="table-row">
      <style:table-row-properties style:row-height="2.167cm"/>
    </style:style>
    <style:style style:name="ro14" style:family="table-row">
      <style:table-row-properties style:row-height="0.924cm"/>
    </style:style>
    <style:style style:name="ro15" style:family="table-row">
      <style:table-row-properties style:row-height="1.593cm"/>
    </style:style>
    <style:style style:name="ro16" style:family="table-row">
      <style:table-row-properties style:row-height="1.466cm"/>
    </style:style>
    <style:style style:name="ro17" style:family="table-row">
      <style:table-row-properties style:row-height="1.862cm"/>
    </style:style>
    <style:style style:name="ro18" style:family="table-row">
      <style:table-row-properties style:row-height="1.379cm"/>
    </style:style>
    <style:style style:name="ro19" style:family="table-row">
      <style:table-row-properties style:row-height="1.386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none" fo:border-right="0.48pt solid #ffffff" fo:border-top="none" fo:border-bottom="0.48pt solid #ffffff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none" fo:border-bottom="0.48pt solid #ffffff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ffffff" fo:border-right="none" fo:border-top="none" fo:border-bottom="0.48pt solid #ffffff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none" fo:border-right="0.48pt solid #ffffff" fo:border-top="0.48pt solid #ffffff" fo:border-bottom="0.48pt solid #ffffff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ffffff" fo:border-right="none" fo:border-top="0.48pt solid #ffffff" fo:border-bottom="0.48pt solid #ffffff"/>
    </style:style>
    <style:style style:name="ce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none" fo:border-right="0.48pt solid #ffffff" fo:border-top="0.48pt solid #ffffff" fo:border-bottom="none"/>
    </style:style>
    <style:style style:name="ce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none"/>
    </style:style>
    <style:style style:name="ce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ffffff" fo:border-right="none" fo:border-top="0.48pt solid #ffffff" fo:border-bottom="none"/>
    </style:style>
    <style:style style:name="ce10" style:family="table-cell">
      <style:graphic-properties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56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egoe UI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egoe UI Ligh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entury Gothic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entury Gothic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font-variant="normal" fo:text-transform="none" fo:color="#f2f2f2" style:text-line-through-style="none" style:text-line-through-type="none" style:text-position="0% 100%" style:font-name="Century Gothic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f2f2f2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entury Gothic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Segoe UI Light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custom-shape draw:name="Title 1" draw:style-name="gr1" draw:text-style-name="P2" draw:layer="layout" svg:width="25.399cm" svg:height="11.076cm" svg:x="0cm" svg:y="0cm">
          <text:p text:style-name="P1"><text:span text:style-name="T1">Что такое компания <text:s/>и зачем она существует ?</text:span></text:p>
          <text:p text:style-name="P1"><text:span text:style-name="T1"><text:a xlink:href="#Страница 5" xlink:type="simple">Go to slide #5</text:a></text:span></text:p>
          <draw:enhanced-geometry draw:mirror-horizontal="false" draw:mirror-vertical="false" svg:viewBox="0 0 25400 1107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2T0">
        <office:forms form:automatic-focus="false" form:apply-design-mode="false"/>
        <draw:frame draw:name="Subtitle 4" presentation:style-name="pr2" draw:text-style-name="P4" draw:layer="layout" svg:width="25.399cm" svg:height="16.001cm" svg:x="0cm" svg:y="0.724cm" presentation:class="subtitle" presentation:user-transformed="true">
          <draw:text-box>
            <text:p text:style-name="P3"><text:span text:style-name="T2">Все любят математику ?</text:span></text:p>
            <text:p text:style-name="P3"><text:span text:style-name="T2"/></text:p>
          </draw:text-box>
        </draw:frame>
        <draw:custom-shape draw:name="Title 1" draw:style-name="gr3" draw:text-style-name="P2" draw:layer="layout" svg:width="25.399cm" svg:height="3.523cm" svg:x="0cm" svg:y="0cm">
          <text:p text:style-name="P1"/>
          <draw:enhanced-geometry draw:mirror-horizontal="false" draw:mirror-vertical="false" svg:viewBox="0 0 25400 35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le_20_Slide" presentation:presentation-page-layout-name="AL2T0">
        <office:forms form:automatic-focus="false" form:apply-design-mode="false"/>
        <draw:frame draw:name="Subtitle 4" presentation:style-name="pr4" draw:text-style-name="P4" draw:layer="layout" svg:width="25.399cm" svg:height="5.524cm" svg:x="0cm" svg:y="0cm" presentation:class="subtitle" presentation:user-transformed="true">
          <draw:text-box>
            <text:p text:style-name="P5"><text:span text:style-name="T3">Несбалансированный рацион, для коров в период раннего сухостоя</text:span></text:p>
            <text:p text:style-name="P6"><text:span text:style-name="T4"/></text:p>
            <text:p text:style-name="P6"><text:span text:style-name="T4">8-4 неделя до отела, вес 600 кг.</text:span></text:p>
          </draw:text-box>
        </draw:frame>
        <draw:custom-shape draw:name="Title 1" draw:style-name="gr3" draw:text-style-name="P2" draw:layer="layout" svg:width="25.399cm" svg:height="1.723cm" svg:x="0cm" svg:y="0cm">
          <text:p text:style-name="P1"/>
          <draw:enhanced-geometry draw:mirror-horizontal="false" draw:mirror-vertical="false" svg:viewBox="0 0 25400 17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25.398cm" svg:height="13.525cm" svg:x="0cm" svg:y="5.523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7"><text:span text:style-name="T5">Общ. </text:span><text:span text:style-name="T5"><text:a xlink:href="#Страница 15" xlink:type="simple">Go to Slide 15</text:a></text:span></text:p>
              </table:table-cell>
              <table:table-cell>
                <text:p text:style-name="P7"><text:span text:style-name="T5">СВ в 1 КГ</text:span><text:span text:style-name="T5"><text:tab/></text:span></text:p>
              </table:table-cell>
              <table:table-cell>
                <text:p text:style-name="P7"><text:span text:style-name="T5">Итого СВ</text:span><text:span text:style-name="T5"><text:tab/></text:span></text:p>
              </table:table-cell>
              <table:table-cell>
                <text:p text:style-name="P7"><text:span text:style-name="T5">Доля, кг</text:span></text:p>
              </table:table-cell>
              <table:table-cell>
                <text:p text:style-name="P7"><text:span text:style-name="T5">Цена за кг</text:span></text:p>
              </table:table-cell>
              <table:table-cell table:style-name="ce3">
                <text:p text:style-name="P7"><text:span text:style-name="T5">Цена на голову</text:span></text:p>
              </table:table-cell>
            </table:table-row>
            <table:table-row table:style-name="ro2" table:default-cell-style-name="ce5">
              <table:table-cell table:style-name="ce4">
                <text:p text:style-name="P7"><text:span text:style-name="T5">Сенаж клевер-люцерна</text:span></text:p>
              </table:table-cell>
              <table:table-cell>
                <text:p text:style-name="P8"><text:span text:style-name="T6">713</text:span></text:p>
              </table:table-cell>
              <table:table-cell>
                <text:p text:style-name="P8"><text:span text:style-name="T6">10700</text:span></text:p>
              </table:table-cell>
              <table:table-cell>
                <text:p text:style-name="P8"><text:span text:style-name="T6">15,00</text:span></text:p>
              </table:table-cell>
              <table:table-cell>
                <text:p text:style-name="P8"><text:span text:style-name="T6">1,50</text:span></text:p>
              </table:table-cell>
              <table:table-cell table:style-name="ce6">
                <text:p text:style-name="P8"><text:span text:style-name="T6">22,50</text:span></text:p>
              </table:table-cell>
            </table:table-row>
            <table:table-row table:style-name="ro2" table:default-cell-style-name="ce5">
              <table:table-cell table:style-name="ce4">
                <text:p text:style-name="P7"><text:span text:style-name="T7"><text:a xlink:href="http://www.ya.ru/" xlink:type="simple">Сено</text:a></text:span><text:span text:style-name="T5"> смеси многолетних трав</text:span></text:p>
              </table:table-cell>
              <table:table-cell>
                <text:p text:style-name="P8"><text:span text:style-name="T6">880</text:span></text:p>
              </table:table-cell>
              <table:table-cell>
                <text:p text:style-name="P8"><text:span text:style-name="T6">35,19</text:span></text:p>
              </table:table-cell>
              <table:table-cell>
                <text:p text:style-name="P8"><text:span text:style-name="T6">4,00</text:span></text:p>
              </table:table-cell>
              <table:table-cell>
                <text:p text:style-name="P8"><text:span text:style-name="T6">3,00</text:span></text:p>
              </table:table-cell>
              <table:table-cell table:style-name="ce6">
                <text:p text:style-name="P8"><text:span text:style-name="T6">12,00</text:span></text:p>
              </table:table-cell>
            </table:table-row>
            <table:table-row table:style-name="ro2" table:default-cell-style-name="ce5">
              <table:table-cell table:style-name="ce4">
                <text:p text:style-name="P7"><text:span text:style-name="T5">Соль</text:span></text:p>
              </table:table-cell>
              <table:table-cell>
                <text:p text:style-name="P8"><text:span text:style-name="T6">970</text:span></text:p>
              </table:table-cell>
              <table:table-cell>
                <text:p text:style-name="P8"><text:span text:style-name="T6">78</text:span></text:p>
              </table:table-cell>
              <table:table-cell>
                <text:p text:style-name="P8"><text:span text:style-name="T6">0,08</text:span></text:p>
              </table:table-cell>
              <table:table-cell>
                <text:p text:style-name="P8"><text:span text:style-name="T6">6,50</text:span></text:p>
              </table:table-cell>
              <table:table-cell table:style-name="ce6">
                <text:p text:style-name="P8"><text:span text:style-name="T6">0,52</text:span></text:p>
              </table:table-cell>
            </table:table-row>
            <table:table-row table:style-name="ro2" table:default-cell-style-name="ce5">
              <table:table-cell table:style-name="ce4">
                <text:p text:style-name="P7"><text:span text:style-name="T5">Трикальцийфосфат</text:span></text:p>
              </table:table-cell>
              <table:table-cell>
                <text:p text:style-name="P8"><text:span text:style-name="T6">990</text:span></text:p>
              </table:table-cell>
              <table:table-cell>
                <text:p text:style-name="P8"><text:span text:style-name="T6">99</text:span></text:p>
              </table:table-cell>
              <table:table-cell>
                <text:p text:style-name="P8"><text:span text:style-name="T6">0,10</text:span></text:p>
              </table:table-cell>
              <table:table-cell>
                <text:p text:style-name="P8"><text:span text:style-name="T6">2,6</text:span></text:p>
              </table:table-cell>
              <table:table-cell table:style-name="ce6">
                <text:p text:style-name="P8"><text:span text:style-name="T6">2,60</text:span></text:p>
              </table:table-cell>
            </table:table-row>
            <table:table-row table:style-name="ro3" table:default-cell-style-name="ce8">
              <table:table-cell table:style-name="ce7"/>
              <table:table-cell/>
              <table:table-cell>
                <text:p text:style-name="P8"><text:span text:style-name="T6">14395</text:span></text:p>
              </table:table-cell>
              <table:table-cell>
                <text:p text:style-name="P8"><text:span text:style-name="T6">19,18</text:span></text:p>
              </table:table-cell>
              <table:table-cell/>
              <table:table-cell table:style-name="ce9">
                <text:p text:style-name="P8"><text:span text:style-name="T8">37,6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Title_20_Slide" presentation:presentation-page-layout-name="AL2T0">
        <office:forms form:automatic-focus="false" form:apply-design-mode="false"/>
        <draw:frame draw:name="Subtitle 4" presentation:style-name="pr4" draw:text-style-name="P4" draw:layer="layout" svg:width="25.399cm" svg:height="1.723cm" svg:x="0cm" svg:y="0cm" presentation:class="subtitle" presentation:user-transformed="true">
          <draw:text-box>
            <text:p text:style-name="P5"><text:span text:style-name="T9">Показатели рациона</text:span></text:p>
          </draw:text-box>
        </draw:frame>
        <draw:custom-shape draw:name="Title 1" draw:style-name="gr3" draw:text-style-name="P2" draw:layer="layout" svg:width="25.399cm" svg:height="1.723cm" svg:x="0cm" svg:y="0cm">
          <text:p text:style-name="P1"/>
          <draw:enhanced-geometry draw:mirror-horizontal="false" draw:mirror-vertical="false" svg:viewBox="0 0 25400 17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398cm" svg:height="17.524cm" svg:x="0cm" svg:y="1.524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 table:style-name="ce1">
                <text:p text:style-name="P7"><text:span text:style-name="T10">Праметр</text:span></text:p>
              </table:table-cell>
              <table:table-cell>
                <text:p text:style-name="P7"><text:span text:style-name="T10">Min. потребность</text:span></text:p>
              </table:table-cell>
              <table:table-cell>
                <text:p text:style-name="P7"><text:span text:style-name="T10">Содержание</text:span></text:p>
              </table:table-cell>
              <table:table-cell table:style-name="ce3">
                <text:p text:style-name="P7"><text:span text:style-name="T10">Max.</text:span></text:p>
                <text:p text:style-name="P7"><text:span text:style-name="T10">потребность</text:span></text:p>
              </table:table-cell>
            </table:table-row>
            <table:table-row table:style-name="ro5" table:default-cell-style-name="ce5">
              <table:table-cell table:style-name="ce4">
                <text:p text:style-name="P7"><text:span text:style-name="T10">Количество корма</text:span></text:p>
              </table:table-cell>
              <table:table-cell/>
              <table:table-cell/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Сух. вещество, г.</text:span></text:p>
              </table:table-cell>
              <table:table-cell/>
              <table:table-cell/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Чистая энергия лактации</text:span></text:p>
              </table:table-cell>
              <table:table-cell/>
              <table:table-cell/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Сырой протеин</text:span></text:p>
              </table:table-cell>
              <table:table-cell/>
              <table:table-cell/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nXP</text:span></text:p>
              </table:table-cell>
              <table:table-cell/>
              <table:table-cell/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Азотный баланс рубца</text:span></text:p>
              </table:table-cell>
              <table:table-cell/>
              <table:table-cell/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Сырой жир</text:span></text:p>
              </table:table-cell>
              <table:table-cell/>
              <table:table-cell/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Сырая клетчатка</text:span></text:p>
              </table:table-cell>
              <table:table-cell>
                <text:p text:style-name="P8"><text:span text:style-name="T11">100</text:span></text:p>
              </table:table-cell>
              <table:table-cell>
                <text:p text:style-name="P8"><text:span text:style-name="T11">200</text:span></text:p>
              </table:table-cell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Структурная клетчатка</text:span></text:p>
              </table:table-cell>
              <table:table-cell/>
              <table:table-cell/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Сахар</text:span></text:p>
              </table:table-cell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7"><text:span text:style-name="T10">Крахмал</text:span></text:p>
              </table:table-cell>
              <table:table-cell/>
              <table:table-cell/>
              <table:table-cell table:style-name="ce6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Title_20_Slide" presentation:presentation-page-layout-name="AL2T0">
        <office:forms form:automatic-focus="false" form:apply-design-mode="false"/>
        <draw:frame draw:name="Subtitle 4" presentation:style-name="pr4" draw:text-style-name="P4" draw:layer="layout" svg:width="25.399cm" svg:height="1.723cm" svg:x="0cm" svg:y="0cm" presentation:class="subtitle" presentation:user-transformed="true">
          <draw:text-box>
            <text:p text:style-name="P5"><text:span text:style-name="T9">Показатели рациона</text:span></text:p>
          </draw:text-box>
        </draw:frame>
        <draw:custom-shape draw:name="Title 1" draw:style-name="gr3" draw:text-style-name="P2" draw:layer="layout" svg:width="25.399cm" svg:height="1.723cm" svg:x="0cm" svg:y="0cm">
          <text:p text:style-name="P1"/>
          <draw:enhanced-geometry draw:mirror-horizontal="false" draw:mirror-vertical="false" svg:viewBox="0 0 25400 17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398cm" svg:height="19.651cm" svg:x="0cm" svg:y="1.924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2">
              <table:table-cell table:style-name="ce1"/>
              <table:table-cell>
                <text:p text:style-name="P7"><text:span text:style-name="T10">Min. потребность</text:span></text:p>
              </table:table-cell>
              <table:table-cell>
                <text:p text:style-name="P7"><text:span text:style-name="T10">Содержание</text:span></text:p>
              </table:table-cell>
              <table:table-cell table:style-name="ce3">
                <text:p text:style-name="P7"><text:span text:style-name="T10">Max.</text:span></text:p>
                <text:p text:style-name="P7"><text:span text:style-name="T10">потребность</text:span></text:p>
              </table:table-cell>
            </table:table-row>
            <table:table-row table:style-name="ro8" table:default-cell-style-name="ce5">
              <table:table-cell table:style-name="ce4">
                <text:p text:style-name="P7"><text:span text:style-name="T10">Кальций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Фосфор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Ca:P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Калий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Натрий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K:Na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Магний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Сера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Цинк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Железо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Марганец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Медь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Кобальт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Йод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Селен</text:span></text:p>
              </table:table-cell>
              <table:table-cell/>
              <table:table-cell/>
              <table:table-cell table:style-name="ce6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Title_20_Slide" presentation:presentation-page-layout-name="AL2T0">
        <office:forms form:automatic-focus="false" form:apply-design-mode="false"/>
        <draw:frame draw:name="Subtitle 4" presentation:style-name="pr4" draw:text-style-name="P4" draw:layer="layout" svg:width="25.399cm" svg:height="1.723cm" svg:x="0cm" svg:y="0cm" presentation:class="subtitle" presentation:user-transformed="true">
          <draw:text-box>
            <text:p text:style-name="P5"><text:span text:style-name="T9">Показатели рациона</text:span></text:p>
          </draw:text-box>
        </draw:frame>
        <draw:custom-shape draw:name="Title 1" draw:style-name="gr3" draw:text-style-name="P2" draw:layer="layout" svg:width="25.399cm" svg:height="1.723cm" svg:x="0cm" svg:y="0cm">
          <text:p text:style-name="P1"/>
          <draw:enhanced-geometry draw:mirror-horizontal="false" draw:mirror-vertical="false" svg:viewBox="0 0 25400 17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398cm" svg:height="14.887cm" svg:x="0cm" svg:y="1.924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2">
              <table:table-cell table:style-name="ce1">
                <text:p text:style-name="P7"><text:span text:style-name="T10">Праметр</text:span></text:p>
              </table:table-cell>
              <table:table-cell>
                <text:p text:style-name="P7"><text:span text:style-name="T10">Min. потребность</text:span></text:p>
              </table:table-cell>
              <table:table-cell>
                <text:p text:style-name="P7"><text:span text:style-name="T10">Содержание</text:span></text:p>
              </table:table-cell>
              <table:table-cell table:style-name="ce3">
                <text:p text:style-name="P7"><text:span text:style-name="T10">Max.</text:span></text:p>
                <text:p text:style-name="P7"><text:span text:style-name="T10">потребность</text:span></text:p>
              </table:table-cell>
            </table:table-row>
            <table:table-row table:style-name="ro8" table:default-cell-style-name="ce5">
              <table:table-cell table:style-name="ce4">
                <text:p text:style-name="P7"><text:span text:style-name="T10">Каротин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Витамин А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Витамин D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Витамин Е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Витамин В1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Витамин В2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Ниоцин (Витамин В3)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Пантотеновая кислота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Витамин В6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Фолиевая кислота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Витамин В12</text:span></text:p>
              </table:table-cell>
              <table:table-cell/>
              <table:table-cell/>
              <table:table-cell table:style-name="ce6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Title_20_Slide" presentation:presentation-page-layout-name="AL2T0">
        <office:forms form:automatic-focus="false" form:apply-design-mode="false"/>
        <draw:frame draw:name="Subtitle 4" presentation:style-name="pr4" draw:text-style-name="P4" draw:layer="layout" svg:width="25.399cm" svg:height="5.524cm" svg:x="0cm" svg:y="0cm" presentation:class="subtitle" presentation:user-transformed="true">
          <draw:text-box>
            <text:p text:style-name="P5"><text:span text:style-name="T3">Сбалансированный рацион, для коров в период раннего сухостоя</text:span></text:p>
            <text:p text:style-name="P6"><text:span text:style-name="T4"/></text:p>
            <text:p text:style-name="P6"><text:span text:style-name="T4">8-4 неделя до отела, вес 600 кг.</text:span></text:p>
          </draw:text-box>
        </draw:frame>
        <draw:custom-shape draw:name="Title 1" draw:style-name="gr3" draw:text-style-name="P2" draw:layer="layout" svg:width="25.399cm" svg:height="1.723cm" svg:x="0cm" svg:y="0cm">
          <text:p text:style-name="P1"/>
          <draw:enhanced-geometry draw:mirror-horizontal="false" draw:mirror-vertical="false" svg:viewBox="0 0 25400 17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25.398cm" svg:height="13.973cm" svg:x="0cm" svg:y="5.125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9" table:default-cell-style-name="ce2">
              <table:table-cell table:style-name="ce1">
                <text:p text:style-name="P7"><text:span text:style-name="T5">Общ. рацион</text:span></text:p>
              </table:table-cell>
              <table:table-cell>
                <text:p text:style-name="P7"><text:span text:style-name="T5">СВ в 1 КГ</text:span><text:span text:style-name="T5"><text:tab/></text:span></text:p>
              </table:table-cell>
              <table:table-cell>
                <text:p text:style-name="P7"><text:span text:style-name="T5">Итого СВ</text:span><text:span text:style-name="T5"><text:tab/></text:span></text:p>
              </table:table-cell>
              <table:table-cell>
                <text:p text:style-name="P7"><text:span text:style-name="T5">Доля, кг</text:span></text:p>
              </table:table-cell>
              <table:table-cell>
                <text:p text:style-name="P7"><text:span text:style-name="T5">Цена за кг</text:span></text:p>
              </table:table-cell>
              <table:table-cell table:style-name="ce3">
                <text:p text:style-name="P7"><text:span text:style-name="T5">Цена на голову</text:span></text:p>
              </table:table-cell>
            </table:table-row>
            <table:table-row table:style-name="ro10" table:default-cell-style-name="ce5">
              <table:table-cell table:style-name="ce4">
                <text:p text:style-name="P7"><text:span text:style-name="T5">Сенаж горох-овес</text:span></text:p>
              </table:table-cell>
              <table:table-cell/>
              <table:table-cell/>
              <table:table-cell/>
              <table:table-cell>
                <text:p text:style-name="P8"><text:span text:style-name="T6">1,50</text:span></text:p>
              </table:table-cell>
              <table:table-cell table:style-name="ce6">
                <text:p text:style-name="P8"><text:span text:style-name="T6">22,50</text:span></text:p>
              </table:table-cell>
            </table:table-row>
            <table:table-row table:style-name="ro11" table:default-cell-style-name="ce5">
              <table:table-cell table:style-name="ce4">
                <text:p text:style-name="P7"><text:span text:style-name="T5">Сено смеси многолетних трав</text:span></text:p>
              </table:table-cell>
              <table:table-cell/>
              <table:table-cell>
                <text:p text:style-name="P8"><text:span text:style-name="T6">35,19</text:span></text:p>
              </table:table-cell>
              <table:table-cell>
                <text:p text:style-name="P8"><text:span text:style-name="T6">4,00</text:span></text:p>
              </table:table-cell>
              <table:table-cell>
                <text:p text:style-name="P8"><text:span text:style-name="T6">3,00</text:span></text:p>
              </table:table-cell>
              <table:table-cell table:style-name="ce6">
                <text:p text:style-name="P8"><text:span text:style-name="T6">12,00</text:span></text:p>
              </table:table-cell>
            </table:table-row>
            <table:table-row table:style-name="ro10" table:default-cell-style-name="ce5">
              <table:table-cell table:style-name="ce4">
                <text:p text:style-name="P7"><text:span text:style-name="T5">Отруби пшеничные</text:span></text:p>
              </table:table-cell>
              <table:table-cell/>
              <table:table-cell>
                <text:p text:style-name="P8"><text:span text:style-name="T6">78</text:span></text:p>
              </table:table-cell>
              <table:table-cell>
                <text:p text:style-name="P8"><text:span text:style-name="T6">0,08</text:span></text:p>
              </table:table-cell>
              <table:table-cell>
                <text:p text:style-name="P8"><text:span text:style-name="T6">6,50</text:span></text:p>
              </table:table-cell>
              <table:table-cell table:style-name="ce6">
                <text:p text:style-name="P8"><text:span text:style-name="T6">0,52</text:span></text:p>
              </table:table-cell>
            </table:table-row>
            <table:table-row table:style-name="ro10" table:default-cell-style-name="ce5">
              <table:table-cell table:style-name="ce4">
                <text:p text:style-name="P7"><text:span text:style-name="T5">Монокальцийфосфат</text:span></text:p>
              </table:table-cell>
              <table:table-cell/>
              <table:table-cell/>
              <table:table-cell>
                <text:p text:style-name="P8"><text:span text:style-name="T6">0,10</text:span></text:p>
              </table:table-cell>
              <table:table-cell>
                <text:p text:style-name="P8"><text:span text:style-name="T6">2,6</text:span></text:p>
              </table:table-cell>
              <table:table-cell table:style-name="ce6">
                <text:p text:style-name="P8"><text:span text:style-name="T6">2,60</text:span></text:p>
              </table:table-cell>
            </table:table-row>
            <table:table-row table:style-name="ro10" table:default-cell-style-name="ce5">
              <table:table-cell table:style-name="ce4">
                <text:p text:style-name="P7"><text:span text:style-name="T5">Соль</text:span></text:p>
              </table:table-cell>
              <table:table-cell/>
              <table:table-cell/>
              <table:table-cell/>
              <table:table-cell/>
              <table:table-cell table:style-name="ce6"/>
            </table:table-row>
            <table:table-row table:style-name="ro12" table:default-cell-style-name="ce5">
              <table:table-cell table:style-name="ce4">
                <text:p text:style-name="P7"><text:span text:style-name="T5">Премикс (КомбиСпециал)</text:span></text:p>
              </table:table-cell>
              <table:table-cell/>
              <table:table-cell/>
              <table:table-cell/>
              <table:table-cell/>
              <table:table-cell table:style-name="ce6"/>
            </table:table-row>
            <table:table-row table:style-name="ro13" table:default-cell-style-name="ce8">
              <table:table-cell table:style-name="ce7"/>
              <table:table-cell/>
              <table:table-cell/>
              <table:table-cell/>
              <table:table-cell/>
              <table:table-cell table:style-name="ce9">
                <text:p text:style-name="P8"><text:span text:style-name="T8">37,62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Обычный" presentation:presentation-page-layout-name="AL2T0">
        <office:forms form:automatic-focus="false" form:apply-design-mode="false"/>
        <draw:frame draw:name="Subtitle 4" presentation:style-name="pr5" draw:text-style-name="P4" draw:layer="layout" svg:width="25.399cm" svg:height="1.723cm" svg:x="0cm" svg:y="0cm" presentation:class="subtitle" presentation:user-transformed="true">
          <draw:text-box>
            <text:p text:style-name="P5"><text:span text:style-name="T9">Показатели рациона</text:span></text:p>
          </draw:text-box>
        </draw:frame>
        <draw:custom-shape draw:name="Title 1" draw:style-name="gr3" draw:text-style-name="P2" draw:layer="layout" svg:width="25.399cm" svg:height="1.723cm" svg:x="0cm" svg:y="0cm">
          <text:p/>
          <draw:enhanced-geometry draw:mirror-horizontal="false" draw:mirror-vertical="false" svg:viewBox="0 0 25400 17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398cm" svg:height="17.524cm" svg:x="0cm" svg:y="1.524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 table:style-name="ce1">
                <text:p text:style-name="P7"><text:span text:style-name="T10">Праметр</text:span></text:p>
              </table:table-cell>
              <table:table-cell>
                <text:p text:style-name="P7"><text:span text:style-name="T10">Min. потребность</text:span></text:p>
              </table:table-cell>
              <table:table-cell>
                <text:p text:style-name="P7"><text:span text:style-name="T10">Содержание</text:span></text:p>
              </table:table-cell>
              <table:table-cell table:style-name="ce3">
                <text:p text:style-name="P7"><text:span text:style-name="T10">Max.</text:span></text:p>
                <text:p text:style-name="P7"><text:span text:style-name="T10">потребность</text:span></text:p>
              </table:table-cell>
            </table:table-row>
            <table:table-row table:style-name="ro5" table:default-cell-style-name="ce5">
              <table:table-cell table:style-name="ce4">
                <text:p text:style-name="P7"><text:span text:style-name="T10">Количество корма</text:span></text:p>
              </table:table-cell>
              <table:table-cell/>
              <table:table-cell/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Сух. вещество, г.</text:span></text:p>
              </table:table-cell>
              <table:table-cell/>
              <table:table-cell/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Чистая энергия лактации</text:span></text:p>
              </table:table-cell>
              <table:table-cell/>
              <table:table-cell/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Сырой протеин</text:span></text:p>
              </table:table-cell>
              <table:table-cell/>
              <table:table-cell/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nXP</text:span></text:p>
              </table:table-cell>
              <table:table-cell/>
              <table:table-cell/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Азотный баланс рубца</text:span></text:p>
              </table:table-cell>
              <table:table-cell/>
              <table:table-cell/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Сырой жир</text:span></text:p>
              </table:table-cell>
              <table:table-cell/>
              <table:table-cell/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Сырая клетчатка</text:span></text:p>
              </table:table-cell>
              <table:table-cell>
                <text:p text:style-name="P8"><text:span text:style-name="T11">100</text:span></text:p>
              </table:table-cell>
              <table:table-cell>
                <text:p text:style-name="P8"><text:span text:style-name="T11">200</text:span></text:p>
              </table:table-cell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Структурная клетчатка</text:span></text:p>
              </table:table-cell>
              <table:table-cell/>
              <table:table-cell/>
              <table:table-cell table:style-name="ce6"/>
            </table:table-row>
            <table:table-row table:style-name="ro5" table:default-cell-style-name="ce5">
              <table:table-cell table:style-name="ce4">
                <text:p text:style-name="P7"><text:span text:style-name="T10">Сахар</text:span></text:p>
              </table:table-cell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7"><text:span text:style-name="T10">Крахмал</text:span></text:p>
              </table:table-cell>
              <table:table-cell/>
              <table:table-cell/>
              <table:table-cell table:style-name="ce6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Обычный" presentation:presentation-page-layout-name="AL2T0">
        <office:forms form:automatic-focus="false" form:apply-design-mode="false"/>
        <draw:frame draw:name="Subtitle 4" presentation:style-name="pr5" draw:text-style-name="P4" draw:layer="layout" svg:width="25.399cm" svg:height="1.723cm" svg:x="0cm" svg:y="0cm" presentation:class="subtitle" presentation:user-transformed="true">
          <draw:text-box>
            <text:p text:style-name="P5"><text:span text:style-name="T9">Показатели рациона</text:span></text:p>
          </draw:text-box>
        </draw:frame>
        <draw:custom-shape draw:name="Title 1" draw:style-name="gr3" draw:text-style-name="P2" draw:layer="layout" svg:width="25.399cm" svg:height="1.723cm" svg:x="0cm" svg:y="0cm">
          <text:p/>
          <draw:enhanced-geometry draw:mirror-horizontal="false" draw:mirror-vertical="false" svg:viewBox="0 0 25400 17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398cm" svg:height="19.651cm" svg:x="0cm" svg:y="1.924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2">
              <table:table-cell table:style-name="ce1">
                <text:p text:style-name="P7"><text:span text:style-name="T10">Праметр</text:span></text:p>
              </table:table-cell>
              <table:table-cell>
                <text:p text:style-name="P7"><text:span text:style-name="T10"><text:a xlink:href="#Страница 1" xlink:type="simple">Min.</text:a></text:span><text:span text:style-name="T10"> потребность</text:span></text:p>
              </table:table-cell>
              <table:table-cell>
                <text:p text:style-name="P7"><text:span text:style-name="T10">Содержание</text:span></text:p>
              </table:table-cell>
              <table:table-cell table:style-name="ce3">
                <text:p text:style-name="P7"><text:span text:style-name="T10">Max.</text:span></text:p>
                <text:p text:style-name="P7"><text:span text:style-name="T10">потребность</text:span></text:p>
              </table:table-cell>
            </table:table-row>
            <table:table-row table:style-name="ro8" table:default-cell-style-name="ce5">
              <table:table-cell table:style-name="ce4">
                <text:p text:style-name="P7"><text:span text:style-name="T10">Кальций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Фосфор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Ca:P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Калий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Натрий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K:Na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Магний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Сера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Цинк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Железо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Марганец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Медь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Кобальт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Йод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Селен</text:span></text:p>
              </table:table-cell>
              <table:table-cell/>
              <table:table-cell/>
              <table:table-cell table:style-name="ce6"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Обычный" presentation:presentation-page-layout-name="AL2T0">
        <office:forms form:automatic-focus="false" form:apply-design-mode="false"/>
        <draw:frame draw:name="Subtitle 4" presentation:style-name="pr5" draw:text-style-name="P4" draw:layer="layout" svg:width="25.399cm" svg:height="1.723cm" svg:x="0cm" svg:y="0cm" presentation:class="subtitle" presentation:user-transformed="true">
          <draw:text-box>
            <text:p text:style-name="P5"><text:span text:style-name="T9">Показатели рациона</text:span></text:p>
          </draw:text-box>
        </draw:frame>
        <draw:custom-shape draw:name="Title 1" draw:style-name="gr3" draw:text-style-name="P2" draw:layer="layout" svg:width="25.399cm" svg:height="1.723cm" svg:x="0cm" svg:y="0cm">
          <text:p/>
          <draw:enhanced-geometry draw:mirror-horizontal="false" draw:mirror-vertical="false" svg:viewBox="0 0 25400 17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398cm" svg:height="14.887cm" svg:x="0cm" svg:y="1.924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2">
              <table:table-cell table:style-name="ce1">
                <text:p text:style-name="P7"><text:span text:style-name="T10">Праметр</text:span></text:p>
              </table:table-cell>
              <table:table-cell>
                <text:p text:style-name="P7"><text:span text:style-name="T10">Min. потребность</text:span></text:p>
              </table:table-cell>
              <table:table-cell>
                <text:p text:style-name="P7"><text:span text:style-name="T10">Содержание</text:span></text:p>
              </table:table-cell>
              <table:table-cell table:style-name="ce3">
                <text:p text:style-name="P7"><text:span text:style-name="T10">Max.</text:span></text:p>
                <text:p text:style-name="P7"><text:span text:style-name="T10">потребность</text:span></text:p>
              </table:table-cell>
            </table:table-row>
            <table:table-row table:style-name="ro8" table:default-cell-style-name="ce5">
              <table:table-cell table:style-name="ce4">
                <text:p text:style-name="P7"><text:span text:style-name="T10">Каротин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Витамин А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Витамин D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Витамин Е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Витамин В1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Витамин В2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Ниоцин (Витамин В3)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Пантотеновая кислота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Витамин В6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Фолиевая кислота</text:span></text:p>
              </table:table-cell>
              <table:table-cell/>
              <table:table-cell/>
              <table:table-cell table:style-name="ce6"/>
            </table:table-row>
            <table:table-row table:style-name="ro8" table:default-cell-style-name="ce5">
              <table:table-cell table:style-name="ce4">
                <text:p text:style-name="P7"><text:span text:style-name="T10">Витамин В12</text:span></text:p>
              </table:table-cell>
              <table:table-cell/>
              <table:table-cell/>
              <table:table-cell table:style-name="ce6"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Title_20_Slide" presentation:presentation-page-layout-name="AL2T0">
        <office:forms form:automatic-focus="false" form:apply-design-mode="false"/>
        <draw:frame draw:name="Subtitle 4" presentation:style-name="pr4" draw:text-style-name="P4" draw:layer="layout" svg:width="25.399cm" svg:height="1.723cm" svg:x="0cm" svg:y="0cm" presentation:class="subtitle" presentation:user-transformed="true">
          <draw:text-box>
            <text:p text:style-name="P5"><text:span text:style-name="T3">Сравнение рационов</text:span></text:p>
            <text:p text:style-name="P6"><text:span text:style-name="T4"/></text:p>
          </draw:text-box>
        </draw:frame>
        <draw:custom-shape draw:name="Title 1" draw:style-name="gr3" draw:text-style-name="P2" draw:layer="layout" svg:width="25.399cm" svg:height="1.723cm" svg:x="0cm" svg:y="0cm">
          <text:p text:style-name="P1"/>
          <draw:enhanced-geometry draw:mirror-horizontal="false" draw:mirror-vertical="false" svg:viewBox="0 0 25400 17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25.398cm" svg:height="6.479cm" svg:x="0cm" svg:y="2.524cm">
          <table:table>
            <table:table-column table:style-name="co1"/>
            <table:table-column table:style-name="co2"/>
            <table:table-column table:style-name="co10"/>
            <table:table-column table:style-name="co11"/>
            <table:table-column table:style-name="co4"/>
            <table:table-column table:style-name="co5"/>
            <table:table-row table:style-name="ro14" table:default-cell-style-name="ce2">
              <table:table-cell table:style-name="ce1">
                <text:p text:style-name="P7"><text:span text:style-name="T5">Общ. рацион</text:span></text:p>
              </table:table-cell>
              <table:table-cell>
                <text:p text:style-name="P7"><text:span text:style-name="T5">СВ в 1 кг</text:span></text:p>
              </table:table-cell>
              <table:table-cell>
                <text:p text:style-name="P7"><text:span text:style-name="T5">Итого СВ</text:span></text:p>
              </table:table-cell>
              <table:table-cell>
                <text:p text:style-name="P7"><text:span text:style-name="T5">Доля, кг</text:span></text:p>
              </table:table-cell>
              <table:table-cell>
                <text:p text:style-name="P7"><text:span text:style-name="T5">Цена за кг</text:span></text:p>
              </table:table-cell>
              <table:table-cell table:style-name="ce3">
                <text:p text:style-name="P7"><text:span text:style-name="T5">Цена на голову</text:span></text:p>
              </table:table-cell>
            </table:table-row>
            <table:table-row table:style-name="ro14" table:default-cell-style-name="ce5">
              <table:table-cell table:style-name="ce4">
                <text:p text:style-name="P7"><text:span text:style-name="T5">Сенаж клевер-люцерна</text:span></text:p>
              </table:table-cell>
              <table:table-cell>
                <text:p text:style-name="P8"><text:span text:style-name="T5">713</text:span></text:p>
              </table:table-cell>
              <table:table-cell>
                <text:p text:style-name="P8"><text:span text:style-name="T5">10700</text:span></text:p>
              </table:table-cell>
              <table:table-cell>
                <text:p text:style-name="P8"><text:span text:style-name="T5">15,00</text:span></text:p>
              </table:table-cell>
              <table:table-cell>
                <text:p text:style-name="P8"><text:span text:style-name="T5">1,50</text:span></text:p>
              </table:table-cell>
              <table:table-cell table:style-name="ce6">
                <text:p text:style-name="P8"><text:span text:style-name="T5">22,50</text:span></text:p>
              </table:table-cell>
            </table:table-row>
            <table:table-row table:style-name="ro15" table:default-cell-style-name="ce5">
              <table:table-cell table:style-name="ce4">
                <text:p text:style-name="P7"><text:span text:style-name="T5">Сено смеси многолетних трав</text:span></text:p>
              </table:table-cell>
              <table:table-cell>
                <text:p text:style-name="P8"><text:span text:style-name="T5">880</text:span></text:p>
              </table:table-cell>
              <table:table-cell>
                <text:p text:style-name="P8"><text:span text:style-name="T5">35,19</text:span></text:p>
              </table:table-cell>
              <table:table-cell>
                <text:p text:style-name="P8"><text:span text:style-name="T5">4,00</text:span></text:p>
              </table:table-cell>
              <table:table-cell>
                <text:p text:style-name="P8"><text:span text:style-name="T5">3,00</text:span></text:p>
              </table:table-cell>
              <table:table-cell table:style-name="ce6">
                <text:p text:style-name="P8"><text:span text:style-name="T5">12,00</text:span></text:p>
              </table:table-cell>
            </table:table-row>
            <table:table-row table:style-name="ro14" table:default-cell-style-name="ce5">
              <table:table-cell table:style-name="ce4">
                <text:p text:style-name="P7"><text:span text:style-name="T5">Соль</text:span></text:p>
              </table:table-cell>
              <table:table-cell>
                <text:p text:style-name="P8"><text:span text:style-name="T5">970</text:span></text:p>
              </table:table-cell>
              <table:table-cell>
                <text:p text:style-name="P8"><text:span text:style-name="T5">78</text:span></text:p>
              </table:table-cell>
              <table:table-cell>
                <text:p text:style-name="P8"><text:span text:style-name="T5">0,08</text:span></text:p>
              </table:table-cell>
              <table:table-cell>
                <text:p text:style-name="P8"><text:span text:style-name="T5">6,50</text:span></text:p>
              </table:table-cell>
              <table:table-cell table:style-name="ce6">
                <text:p text:style-name="P8"><text:span text:style-name="T5">0,52</text:span></text:p>
              </table:table-cell>
            </table:table-row>
            <table:table-row table:style-name="ro14" table:default-cell-style-name="ce5">
              <table:table-cell table:style-name="ce4">
                <text:p text:style-name="P7"><text:span text:style-name="T5">Трикальцийфосфат</text:span></text:p>
              </table:table-cell>
              <table:table-cell>
                <text:p text:style-name="P8"><text:span text:style-name="T5">990</text:span></text:p>
              </table:table-cell>
              <table:table-cell>
                <text:p text:style-name="P8"><text:span text:style-name="T5">99</text:span></text:p>
              </table:table-cell>
              <table:table-cell>
                <text:p text:style-name="P8"><text:span text:style-name="T5">0,10</text:span></text:p>
              </table:table-cell>
              <table:table-cell>
                <text:p text:style-name="P8"><text:span text:style-name="T5">2,6</text:span></text:p>
              </table:table-cell>
              <table:table-cell table:style-name="ce6">
                <text:p text:style-name="P8"><text:span text:style-name="T5">2,60</text:span></text:p>
              </table:table-cell>
            </table:table-row>
            <table:table-row table:style-name="ro8" table:default-cell-style-name="ce8">
              <table:table-cell table:style-name="ce7"/>
              <table:table-cell/>
              <table:table-cell>
                <text:p text:style-name="P8"><text:span text:style-name="T5">14395</text:span></text:p>
              </table:table-cell>
              <table:table-cell>
                <text:p text:style-name="P8"><text:span text:style-name="T5">19,18</text:span></text:p>
              </table:table-cell>
              <table:table-cell/>
              <table:table-cell table:style-name="ce9">
                <text:p text:style-name="P8"><text:span text:style-name="T12">37,62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able 8" draw:style-name="standard" draw:layer="layout" svg:width="25.398cm" svg:height="9.263cm" svg:x="0cm" svg:y="10.125cm">
          <table:table>
            <table:table-column table:style-name="co1"/>
            <table:table-column table:style-name="co2"/>
            <table:table-column table:style-name="co10"/>
            <table:table-column table:style-name="co11"/>
            <table:table-column table:style-name="co4"/>
            <table:table-column table:style-name="co5"/>
            <table:table-row table:style-name="ro14" table:default-cell-style-name="ce2">
              <table:table-cell table:style-name="ce1">
                <text:p text:style-name="P7"><text:span text:style-name="T5">Общ. рацион</text:span></text:p>
              </table:table-cell>
              <table:table-cell>
                <text:p text:style-name="P7"><text:span text:style-name="T5">СВ в 1 кг</text:span></text:p>
              </table:table-cell>
              <table:table-cell>
                <text:p text:style-name="P7"><text:span text:style-name="T5">Итого СВ</text:span></text:p>
              </table:table-cell>
              <table:table-cell>
                <text:p text:style-name="P7"><text:span text:style-name="T5">Доля, кг</text:span></text:p>
              </table:table-cell>
              <table:table-cell>
                <text:p text:style-name="P7"><text:span text:style-name="T5">Цена за кг</text:span></text:p>
              </table:table-cell>
              <table:table-cell table:style-name="ce3">
                <text:p text:style-name="P7"><text:span text:style-name="T5">Цена на голову</text:span></text:p>
              </table:table-cell>
            </table:table-row>
            <table:table-row table:style-name="ro14" table:default-cell-style-name="ce5">
              <table:table-cell table:style-name="ce4">
                <text:p text:style-name="P7"><text:span text:style-name="T5">Сенаж горох-овес</text:span></text:p>
              </table:table-cell>
              <table:table-cell>
                <text:p text:style-name="P8"><text:span text:style-name="T5">713</text:span></text:p>
              </table:table-cell>
              <table:table-cell>
                <text:p text:style-name="P8"><text:span text:style-name="T5">10700</text:span></text:p>
              </table:table-cell>
              <table:table-cell>
                <text:p text:style-name="P8"><text:span text:style-name="T5">15,00</text:span></text:p>
              </table:table-cell>
              <table:table-cell>
                <text:p text:style-name="P8"><text:span text:style-name="T5">1,50</text:span></text:p>
              </table:table-cell>
              <table:table-cell table:style-name="ce6">
                <text:p text:style-name="P8"><text:span text:style-name="T5">22,50</text:span></text:p>
              </table:table-cell>
            </table:table-row>
            <table:table-row table:style-name="ro15" table:default-cell-style-name="ce5">
              <table:table-cell table:style-name="ce4">
                <text:p text:style-name="P7"><text:span text:style-name="T5">Сено смеси многолетних трав</text:span></text:p>
              </table:table-cell>
              <table:table-cell>
                <text:p text:style-name="P8"><text:span text:style-name="T5">880</text:span></text:p>
              </table:table-cell>
              <table:table-cell>
                <text:p text:style-name="P8"><text:span text:style-name="T5">35,19</text:span></text:p>
              </table:table-cell>
              <table:table-cell>
                <text:p text:style-name="P8"><text:span text:style-name="T5">4,00</text:span></text:p>
              </table:table-cell>
              <table:table-cell>
                <text:p text:style-name="P8"><text:span text:style-name="T5">3,00</text:span></text:p>
              </table:table-cell>
              <table:table-cell table:style-name="ce6">
                <text:p text:style-name="P8"><text:span text:style-name="T5">12,00</text:span></text:p>
              </table:table-cell>
            </table:table-row>
            <table:table-row table:style-name="ro14" table:default-cell-style-name="ce5">
              <table:table-cell table:style-name="ce4">
                <text:p text:style-name="P7"><text:span text:style-name="T5">Отруби пшеничные</text:span></text:p>
              </table:table-cell>
              <table:table-cell>
                <text:p text:style-name="P8"><text:span text:style-name="T5">970</text:span></text:p>
              </table:table-cell>
              <table:table-cell>
                <text:p text:style-name="P8"><text:span text:style-name="T5">78</text:span></text:p>
              </table:table-cell>
              <table:table-cell>
                <text:p text:style-name="P8"><text:span text:style-name="T5">0,08</text:span></text:p>
              </table:table-cell>
              <table:table-cell>
                <text:p text:style-name="P8"><text:span text:style-name="T5">6,50</text:span></text:p>
              </table:table-cell>
              <table:table-cell table:style-name="ce6">
                <text:p text:style-name="P8"><text:span text:style-name="T5">0,52</text:span></text:p>
              </table:table-cell>
            </table:table-row>
            <table:table-row table:style-name="ro14" table:default-cell-style-name="ce5">
              <table:table-cell table:style-name="ce4">
                <text:p text:style-name="P7"><text:span text:style-name="T5">Монокальцийфосфат</text:span></text:p>
              </table:table-cell>
              <table:table-cell>
                <text:p text:style-name="P8"><text:span text:style-name="T5">990</text:span></text:p>
              </table:table-cell>
              <table:table-cell>
                <text:p text:style-name="P8"><text:span text:style-name="T5">99</text:span></text:p>
              </table:table-cell>
              <table:table-cell>
                <text:p text:style-name="P8"><text:span text:style-name="T5">0,10</text:span></text:p>
              </table:table-cell>
              <table:table-cell>
                <text:p text:style-name="P8"><text:span text:style-name="T5">2,6</text:span></text:p>
              </table:table-cell>
              <table:table-cell table:style-name="ce6">
                <text:p text:style-name="P8"><text:span text:style-name="T5">2,60</text:span></text:p>
              </table:table-cell>
            </table:table-row>
            <table:table-row table:style-name="ro8" table:default-cell-style-name="ce5">
              <table:table-cell table:style-name="ce4">
                <text:p text:style-name="P7"><text:span text:style-name="T5">Соль</text:span></text:p>
              </table:table-cell>
              <table:table-cell/>
              <table:table-cell>
                <text:p text:style-name="P8"><text:span text:style-name="T5">14395</text:span></text:p>
              </table:table-cell>
              <table:table-cell>
                <text:p text:style-name="P8"><text:span text:style-name="T5">19,18</text:span></text:p>
              </table:table-cell>
              <table:table-cell/>
              <table:table-cell table:style-name="ce6">
                <text:p text:style-name="P8"><text:span text:style-name="T12">37,62</text:span></text:p>
              </table:table-cell>
            </table:table-row>
            <table:table-row table:style-name="ro15" table:default-cell-style-name="ce5">
              <table:table-cell table:style-name="ce4">
                <text:p text:style-name="P7"><text:span text:style-name="T5">Премикс «КомбиСпециал»</text:span></text:p>
              </table:table-cell>
              <table:table-cell/>
              <table:table-cell/>
              <table:table-cell/>
              <table:table-cell/>
              <table:table-cell table:style-name="ce6"/>
            </table:table-row>
            <table:table-row table:style-name="ro8" table:default-cell-style-name="ce8">
              <table:table-cell table:style-name="ce7"/>
              <table:table-cell/>
              <table:table-cell/>
              <table:table-cell/>
              <table:table-cell/>
              <table:table-cell table:style-name="ce9">
                <text:p text:style-name="P8"><text:span text:style-name="T12">5600,45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Title_20_Slide" presentation:presentation-page-layout-name="AL2T0">
        <office:forms form:automatic-focus="false" form:apply-design-mode="false"/>
        <draw:frame draw:name="Subtitle 4" presentation:style-name="pr4" draw:text-style-name="P4" draw:layer="layout" svg:width="25.399cm" svg:height="1.723cm" svg:x="0cm" svg:y="0cm" presentation:class="subtitle" presentation:user-transformed="true">
          <draw:text-box>
            <text:p text:style-name="P9"><text:span text:style-name="T13">Как выбрать премикс ?</text:span></text:p>
            <text:p text:style-name="P6"><text:span text:style-name="T4"/></text:p>
          </draw:text-box>
        </draw:frame>
        <draw:custom-shape draw:name="Title 1" draw:style-name="gr3" draw:text-style-name="P2" draw:layer="layout" svg:width="25.399cm" svg:height="1.723cm" svg:x="0cm" svg:y="0cm">
          <text:p text:style-name="P1"/>
          <draw:enhanced-geometry draw:mirror-horizontal="false" draw:mirror-vertical="false" svg:viewBox="0 0 25400 17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4" draw:master-page-name="Title_20_Slide" presentation:presentation-page-layout-name="AL2T0">
        <office:forms form:automatic-focus="false" form:apply-design-mode="false"/>
        <draw:frame draw:name="Subtitle 4" presentation:style-name="pr4" draw:text-style-name="P4" draw:layer="layout" svg:width="25.399cm" svg:height="1.723cm" svg:x="0cm" svg:y="0cm" presentation:class="subtitle" presentation:user-transformed="true">
          <draw:text-box>
            <text:p text:style-name="P9"><text:span text:style-name="T13">Сравнение премиксов</text:span></text:p>
            <text:p text:style-name="P6"><text:span text:style-name="T4"/></text:p>
          </draw:text-box>
        </draw:frame>
        <draw:custom-shape draw:name="Title 1" draw:style-name="gr3" draw:text-style-name="P2" draw:layer="layout" svg:width="25.399cm" svg:height="1.723cm" svg:x="0cm" svg:y="0cm">
          <text:p text:style-name="P1"/>
          <draw:enhanced-geometry draw:mirror-horizontal="false" draw:mirror-vertical="false" svg:viewBox="0 0 25400 17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25.398cm" svg:height="17.124cm" svg:x="0cm" svg:y="1.924cm">
          <table:table>
            <table:table-column table:style-name="co12"/>
            <table:table-column table:style-name="co13"/>
            <table:table-column table:style-name="co14"/>
            <table:table-column table:style-name="co14"/>
            <table:table-column table:style-name="co14"/>
            <table:table-row table:style-name="ro16" table:default-cell-style-name="ce10">
              <table:table-cell table:style-name="ce1"/>
              <table:table-cell table:style-name="ce2" table:number-columns-spanned="2">
                <text:p text:style-name="P10"><text:span text:style-name="T6">Премикс для сухостоя</text:span></text:p>
              </table:table-cell>
              <table:covered-table-cell/>
              <table:table-cell table:style-name="ce3" table:number-columns-spanned="2">
                <text:p text:style-name="P10"><text:span text:style-name="T6">Josera – Kombi Spezial</text:span></text:p>
              </table:table-cell>
              <table:covered-table-cell/>
            </table:table-row>
            <table:table-row table:style-name="ro17" table:default-cell-style-name="ce5">
              <table:table-cell table:style-name="ce4">
                <text:p text:style-name="P7"><text:span text:style-name="T5">Макроэлементы</text:span></text:p>
              </table:table-cell>
              <table:table-cell>
                <text:p text:style-name="P7"><text:span text:style-name="T14">в 1 кг</text:span></text:p>
              </table:table-cell>
              <table:table-cell>
                <text:p text:style-name="P7"><text:span text:style-name="T14">на глову (100г)</text:span></text:p>
              </table:table-cell>
              <table:table-cell>
                <text:p text:style-name="P7"><text:span text:style-name="T14">в 1 кг</text:span></text:p>
              </table:table-cell>
              <table:table-cell table:style-name="ce6">
                <text:p text:style-name="P7"><text:span text:style-name="T14">на голову (110г)</text:span></text:p>
              </table:table-cell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9" table:default-cell-style-name="ce8">
              <table:table-cell table:style-name="ce7"/>
              <table:table-cell/>
              <table:table-cell/>
              <table:table-cell/>
              <table:table-cell table:style-name="ce9"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5" draw:master-page-name="Title_20_Slide" presentation:presentation-page-layout-name="AL2T0">
        <office:forms form:automatic-focus="false" form:apply-design-mode="false"/>
        <draw:frame draw:name="Subtitle 4" presentation:style-name="pr4" draw:text-style-name="P4" draw:layer="layout" svg:width="25.399cm" svg:height="1.723cm" svg:x="0cm" svg:y="0cm" presentation:class="subtitle" presentation:user-transformed="true">
          <draw:text-box>
            <text:p text:style-name="P9"><text:span text:style-name="T13">Сравнение премиксов</text:span></text:p>
            <text:p text:style-name="P6"><text:span text:style-name="T4"/></text:p>
          </draw:text-box>
        </draw:frame>
        <draw:custom-shape draw:name="Title 1" draw:style-name="gr3" draw:text-style-name="P2" draw:layer="layout" svg:width="25.399cm" svg:height="1.723cm" svg:x="0cm" svg:y="0cm">
          <text:p text:style-name="P1"/>
          <draw:enhanced-geometry draw:mirror-horizontal="false" draw:mirror-vertical="false" svg:viewBox="0 0 25400 17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25.398cm" svg:height="17.124cm" svg:x="0cm" svg:y="1.924cm">
          <table:table>
            <table:table-column table:style-name="co12"/>
            <table:table-column table:style-name="co13"/>
            <table:table-column table:style-name="co14"/>
            <table:table-column table:style-name="co14"/>
            <table:table-column table:style-name="co14"/>
            <table:table-row table:style-name="ro16" table:default-cell-style-name="ce10">
              <table:table-cell table:style-name="ce1"/>
              <table:table-cell table:style-name="ce2" table:number-columns-spanned="2">
                <text:p text:style-name="P10"><text:span text:style-name="T6">Премикс для сухостоя</text:span></text:p>
              </table:table-cell>
              <table:covered-table-cell/>
              <table:table-cell table:style-name="ce3" table:number-columns-spanned="2">
                <text:p text:style-name="P10"><text:span text:style-name="T6">Josera – Kombi Spezial</text:span></text:p>
              </table:table-cell>
              <table:covered-table-cell/>
            </table:table-row>
            <table:table-row table:style-name="ro17" table:default-cell-style-name="ce5">
              <table:table-cell table:style-name="ce4">
                <text:p text:style-name="P7"><text:span text:style-name="T5">Микроэлементы</text:span></text:p>
              </table:table-cell>
              <table:table-cell>
                <text:p text:style-name="P7"><text:span text:style-name="T14">в 1 кг</text:span></text:p>
              </table:table-cell>
              <table:table-cell>
                <text:p text:style-name="P7"><text:span text:style-name="T14">на глову (100г)</text:span></text:p>
              </table:table-cell>
              <table:table-cell>
                <text:p text:style-name="P7"><text:span text:style-name="T14">в 1 кг</text:span></text:p>
              </table:table-cell>
              <table:table-cell table:style-name="ce6">
                <text:p text:style-name="P7"><text:span text:style-name="T14">на голову (110г)</text:span></text:p>
              </table:table-cell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9" table:default-cell-style-name="ce8">
              <table:table-cell table:style-name="ce7"/>
              <table:table-cell/>
              <table:table-cell/>
              <table:table-cell/>
              <table:table-cell table:style-name="ce9"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6" draw:master-page-name="Title_20_Slide" presentation:presentation-page-layout-name="AL2T0">
        <office:forms form:automatic-focus="false" form:apply-design-mode="false"/>
        <draw:frame draw:name="Subtitle 4" presentation:style-name="pr4" draw:text-style-name="P4" draw:layer="layout" svg:width="25.399cm" svg:height="1.723cm" svg:x="0cm" svg:y="0cm" presentation:class="subtitle" presentation:user-transformed="true">
          <draw:text-box>
            <text:p text:style-name="P9"><text:span text:style-name="T13">Сравнение премиксов</text:span></text:p>
            <text:p text:style-name="P6"><text:span text:style-name="T4"/></text:p>
          </draw:text-box>
        </draw:frame>
        <draw:custom-shape draw:name="Title 1" draw:style-name="gr3" draw:text-style-name="P2" draw:layer="layout" svg:width="25.399cm" svg:height="1.723cm" svg:x="0cm" svg:y="0cm">
          <text:p text:style-name="P1"/>
          <draw:enhanced-geometry draw:mirror-horizontal="false" draw:mirror-vertical="false" svg:viewBox="0 0 25400 17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25.398cm" svg:height="17.124cm" svg:x="0cm" svg:y="1.924cm">
          <table:table>
            <table:table-column table:style-name="co12"/>
            <table:table-column table:style-name="co13"/>
            <table:table-column table:style-name="co14"/>
            <table:table-column table:style-name="co14"/>
            <table:table-column table:style-name="co14"/>
            <table:table-row table:style-name="ro16" table:default-cell-style-name="ce10">
              <table:table-cell table:style-name="ce1"/>
              <table:table-cell table:style-name="ce2" table:number-columns-spanned="2">
                <text:p text:style-name="P10"><text:span text:style-name="T6">Премикс для сухостоя</text:span></text:p>
              </table:table-cell>
              <table:covered-table-cell/>
              <table:table-cell table:style-name="ce3" table:number-columns-spanned="2">
                <text:p text:style-name="P10"><text:span text:style-name="T6">Josera – Kombi Spezial</text:span></text:p>
              </table:table-cell>
              <table:covered-table-cell/>
            </table:table-row>
            <table:table-row table:style-name="ro17" table:default-cell-style-name="ce5">
              <table:table-cell table:style-name="ce4"/>
              <table:table-cell>
                <text:p text:style-name="P7"><text:span text:style-name="T14">в 1 кг</text:span></text:p>
              </table:table-cell>
              <table:table-cell>
                <text:p text:style-name="P7"><text:span text:style-name="T14">на глову (100г)</text:span></text:p>
              </table:table-cell>
              <table:table-cell>
                <text:p text:style-name="P7"><text:span text:style-name="T14">в 1 кг</text:span></text:p>
              </table:table-cell>
              <table:table-cell table:style-name="ce6">
                <text:p text:style-name="P7"><text:span text:style-name="T14">на голову (110г)</text:span></text:p>
              </table:table-cell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8" table:default-cell-style-name="ce5"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9" table:default-cell-style-name="ce8">
              <table:table-cell table:style-name="ce7"/>
              <table:table-cell/>
              <table:table-cell/>
              <table:table-cell/>
              <table:table-cell table:style-name="ce9"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Segoe UI Light" svg:font-family="'Segoe U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9FF0000014362EEBE4F.jpg" xlink:type="simple" xlink:show="embed" xlink:actuate="onLoad"/>
    <draw:fill-image draw:name="msFillBitmap_20_10" draw:display-name="msFillBitmap 10" xlink:href="Pictures/10000000000009FF0000014362EEBE4F.jpg" xlink:type="simple" xlink:show="embed" xlink:actuate="onLoad"/>
    <draw:fill-image draw:name="msFillBitmap_20_11" draw:display-name="msFillBitmap 11" xlink:href="Pictures/10000000000009FF0000014362EEBE4F.jpg" xlink:type="simple" xlink:show="embed" xlink:actuate="onLoad"/>
    <draw:fill-image draw:name="msFillBitmap_20_12" draw:display-name="msFillBitmap 12" xlink:href="Pictures/10000000000009FF0000014362EEBE4F.jpg" xlink:type="simple" xlink:show="embed" xlink:actuate="onLoad"/>
    <draw:fill-image draw:name="msFillBitmap_20_13" draw:display-name="msFillBitmap 13" xlink:href="Pictures/10000000000009FF0000014362EEBE4F.jpg" xlink:type="simple" xlink:show="embed" xlink:actuate="onLoad"/>
    <draw:fill-image draw:name="msFillBitmap_20_14" draw:display-name="msFillBitmap 14" xlink:href="Pictures/10000000000009FF0000014362EEBE4F.jpg" xlink:type="simple" xlink:show="embed" xlink:actuate="onLoad"/>
    <draw:fill-image draw:name="msFillBitmap_20_15" draw:display-name="msFillBitmap 15" xlink:href="Pictures/10000000000009FF0000014362EEBE4F.jpg" xlink:type="simple" xlink:show="embed" xlink:actuate="onLoad"/>
    <draw:fill-image draw:name="msFillBitmap_20_2" draw:display-name="msFillBitmap 2" xlink:href="Pictures/10000000000009FF0000014362EEBE4F.jpg" xlink:type="simple" xlink:show="embed" xlink:actuate="onLoad"/>
    <draw:fill-image draw:name="msFillBitmap_20_3" draw:display-name="msFillBitmap 3" xlink:href="Pictures/10000000000009FF0000014362EEBE4F.jpg" xlink:type="simple" xlink:show="embed" xlink:actuate="onLoad"/>
    <draw:fill-image draw:name="msFillBitmap_20_4" draw:display-name="msFillBitmap 4" xlink:href="Pictures/10000000000009FF0000014362EEBE4F.jpg" xlink:type="simple" xlink:show="embed" xlink:actuate="onLoad"/>
    <draw:fill-image draw:name="msFillBitmap_20_5" draw:display-name="msFillBitmap 5" xlink:href="Pictures/10000000000009FF0000014362EEBE4F.jpg" xlink:type="simple" xlink:show="embed" xlink:actuate="onLoad"/>
    <draw:fill-image draw:name="msFillBitmap_20_6" draw:display-name="msFillBitmap 6" xlink:href="Pictures/10000000000009FF0000014362EEBE4F.jpg" xlink:type="simple" xlink:show="embed" xlink:actuate="onLoad"/>
    <draw:fill-image draw:name="msFillBitmap_20_7" draw:display-name="msFillBitmap 7" xlink:href="Pictures/10000000000009FF0000014362EEBE4F.jpg" xlink:type="simple" xlink:show="embed" xlink:actuate="onLoad"/>
    <draw:fill-image draw:name="msFillBitmap_20_8" draw:display-name="msFillBitmap 8" xlink:href="Pictures/10000000000009FF0000014362EEBE4F.jpg" xlink:type="simple" xlink:show="embed" xlink:actuate="onLoad"/>
    <draw:fill-image draw:name="msFillBitmap_20_9" draw:display-name="msFillBitmap 9" xlink:href="Pictures/10000000000009FF0000014362EEBE4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Обычный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Обычны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1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Для правки текста заголовка щёлкните мышьюClick to edit Master title style</text:span></text:p>
        </draw:text-box>
      </draw:frame>
      <draw:frame draw:name="Content Placeholder 2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5"><text:span text:style-name="MT3">Для правки структуры щёлкните мышью</text:span></text:p>
              <text:list>
                <text:list-item>
                  <text:p text:style-name="MP5"><text:span text:style-name="MT3">Второй уровень структуры</text:span></text:p>
                  <text:list>
                    <text:list-item>
                      <text:p text:style-name="MP5"><text:span text:style-name="MT3">Третий уровень структуры</text:span></text:p>
                      <text:list>
                        <text:list-item>
                          <text:p text:style-name="MP5"><text:span text:style-name="MT3">Четвёртый уровень структуры</text:span></text:p>
                          <text:list>
                            <text:list-item>
                              <text:p text:style-name="MP5"><text:span text:style-name="MT3">Пятый уровень структуры</text:span></text:p>
                              <text:list>
                                <text:list-item>
                                  <text:p text:style-name="MP5"><text:span text:style-name="MT3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Седьмой уровень структуры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5-06-18">18.6.15</text:date></text:span></text:p>
        </draw:text-box>
      </draw:frame>
      <draw:frame draw:name="Footer Placeholder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номер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6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Для правки текста заголовка щёлкните мышьюClick to edit Master title style</text:span></text:p>
        </draw:text-box>
      </draw:frame>
      <draw:frame draw:name="Date Placeholder 3" presentation:style-name="Mpr7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5-06-18">18.6.15</text:date></text:span></text:p>
        </draw:text-box>
      </draw:frame>
      <draw:frame draw:name="Footer Placeholder 4" presentation:style-name="Mpr7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номер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draw:name="Title 1" presentation:style-name="Mpr10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Для правки текста заголовка щёлкните мышьюClick to edit Master title style</text:span></text:p>
        </draw:text-box>
      </draw:frame>
      <draw:frame draw:name="Date Placeholder 3" presentation:style-name="Mpr11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5-06-18">18.6.15</text:date></text:span></text:p>
        </draw:text-box>
      </draw:frame>
      <draw:frame draw:name="Footer Placeholder 4" presentation:style-name="Mpr11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1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номер&gt;</text:page-number></text:span></text:p>
        </draw:text-box>
      </draw:frame>
      <draw:frame presentation:style-name="Обычный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Кирилл</meta:initial-creator>
    <meta:editing-cycles>77</meta:editing-cycles>
    <meta:creation-date>2014-04-08T12:26:33</meta:creation-date>
    <dc:date>2015-06-18T13:09:57.333000000</dc:date>
    <meta:editing-duration>PT30M27S</meta:editing-duration>
    <meta:generator>LibreOffice/4.3.4.1$Windows_x86 LibreOffice_project/bc356b2f991740509f321d70e4512a6a54c5f243</meta:generator>
    <meta:document-statistic meta:object-count="11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